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0.4689in"/>
    </style:style>
    <style:style style:name="co59" style:family="table-column">
      <style:table-column-properties fo:break-before="auto" style:column-width="2.7335in"/>
    </style:style>
    <style:style style:name="co60" style:family="table-column">
      <style:table-column-properties fo:break-before="auto" style:column-width="5.6154in"/>
    </style:style>
    <style:style style:name="co61" style:family="table-column">
      <style:table-column-properties fo:break-before="auto" style:column-width="2.0772in"/>
    </style:style>
    <style:style style:name="co62" style:family="table-column">
      <style:table-column-properties fo:break-before="auto" style:column-width="1.2862in"/>
    </style:style>
    <style:style style:name="co63" style:family="table-column">
      <style:table-column-properties fo:break-before="auto" style:column-width="0.3346in"/>
    </style:style>
    <style:style style:name="co64" style:family="table-column">
      <style:table-column-properties fo:break-before="auto" style:column-width="1.822in"/>
    </style:style>
    <style:style style:name="co65" style:family="table-column">
      <style:table-column-properties fo:break-before="auto" style:column-width="1.9161in"/>
    </style:style>
    <style:style style:name="co66" style:family="table-column">
      <style:table-column-properties fo:break-before="auto" style:column-width="0.7772in"/>
    </style:style>
    <style:style style:name="co67" style:family="table-column">
      <style:table-column-properties fo:break-before="auto" style:column-width="2.211in"/>
    </style:style>
    <style:style style:name="co68" style:family="table-column">
      <style:table-column-properties fo:break-before="auto" style:column-width="1.7016in"/>
    </style:style>
    <style:style style:name="co69" style:family="table-column">
      <style:table-column-properties fo:break-before="auto" style:column-width="1.2728in"/>
    </style:style>
    <style:style style:name="co70" style:family="table-column">
      <style:table-column-properties fo:break-before="auto" style:column-width="3.122in"/>
    </style:style>
    <style:style style:name="co71" style:family="table-column">
      <style:table-column-properties fo:break-before="auto" style:column-width="2.198in"/>
    </style:style>
    <style:style style:name="co72" style:family="table-column">
      <style:table-column-properties fo:break-before="auto" style:column-width="3.752in"/>
    </style:style>
    <style:style style:name="co73" style:family="table-column">
      <style:table-column-properties fo:break-before="auto" style:column-width="3.2563in"/>
    </style:style>
    <style:style style:name="co74" style:family="table-column">
      <style:table-column-properties fo:break-before="auto" style:column-width="0.7098in"/>
    </style:style>
    <style:style style:name="co75" style:family="table-column">
      <style:table-column-properties fo:break-before="auto" style:column-width="4.0736in"/>
    </style:style>
    <style:style style:name="co76"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2201in" fo:break-before="auto" style:use-optimal-row-height="true"/>
    </style:style>
    <style:style style:name="ro27" style:family="table-row">
      <style:table-row-properties style:row-height="0.4972in" fo:break-before="auto" style:use-optimal-row-height="true"/>
    </style:style>
    <style:style style:name="ro28" style:family="table-row">
      <style:table-row-properties style:row-height="1.3264in" fo:break-before="auto" style:use-optimal-row-height="true"/>
    </style:style>
    <style:style style:name="ro29" style:family="table-row">
      <style:table-row-properties style:row-height="0.9535in" fo:break-before="auto" style:use-optimal-row-height="true"/>
    </style:style>
    <style:style style:name="ro30"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729fcf"/>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13" style:family="table-cell" style:parent-style-name="Default">
      <style:table-cell-properties fo:wrap-option="wrap"/>
      <style:text-properties style:font-name="Roboto Medium"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01"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0.6295in" loext:decorative="false"/>
      <style:paragraph-properties style:writing-mode="lr-tb"/>
    </style:style>
    <style:style style:name="gr2" style:family="graphic" style:parent-style-name="Note">
      <style:graphic-properties fo:min-height="3.9028in" loext:decorative="false"/>
      <style:paragraph-properties style:writing-mode="lr-tb"/>
    </style:style>
    <style:style style:name="gr3" style:family="graphic" style:parent-style-name="Note">
      <style:graphic-properties fo:min-height="1.0492in" loext:decorative="false"/>
      <style:paragraph-properties style:writing-mode="lr-tb"/>
    </style:style>
    <style:style style:name="gr4" style:family="graphic" style:parent-style-name="Note">
      <style:graphic-properties fo:min-height="1.4in" loext:decorative="false"/>
      <style:paragraph-properties style:writing-mode="lr-tb"/>
    </style:style>
    <style:style style:name="gr5" style:family="graphic" style:parent-style-name="Note">
      <style:graphic-properties fo:min-height="1.2445in" loext:decorative="false"/>
      <style:paragraph-properties style:writing-mode="lr-tb"/>
    </style:style>
    <style:style style:name="gr6" style:family="graphic" style:parent-style-name="Note">
      <style:graphic-properties fo:min-height="1.0299in" loext:decorative="false"/>
      <style:paragraph-properties style:writing-mode="lr-tb"/>
    </style:style>
    <style:style style:name="gr7" style:family="graphic" style:parent-style-name="Note">
      <style:graphic-properties fo:min-height="0.778in" loext:decorative="false"/>
      <style:paragraph-properties style:writing-mode="lr-tb"/>
    </style:style>
    <style:style style:name="gr8" style:family="graphic" style:parent-style-name="Note">
      <style:graphic-properties fo:min-height="1.089in" loext:decorative="false"/>
      <style:paragraph-properties style:writing-mode="lr-tb"/>
    </style:style>
    <style:style style:name="T1"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2" style:family="text">
      <style:text-properties style:text-position="super 58%"/>
    </style:style>
    <style:style style:name="T3"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c9211e"/>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8"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fo:color="#c9211e" fo:font-weight="bold" style:font-weight-asian="bold" style:font-weight-complex="bold"/>
    </style:style>
    <style:style style:name="T11" style:family="text">
      <style:text-properties fo:font-size="12pt" fo:font-weight="bold" style:font-weight-asian="bold" style:font-weight-complex="bold"/>
    </style:style>
    <style:style style:name="T12" style:family="text">
      <style:text-properties fo:font-size="12pt"/>
    </style:style>
    <style:style style:name="T13"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4"><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4"><text:a xlink:href="https://docs.databricks.com/en/sql/language-manual/index.html" xlink:type="simple">https://docs.databricks.com/en/sql/language-manual/index.html</text:a></text:span></text:p>
          </table:table-cell>
          <table:table-cell table:style-name="ce48" office:value-type="string" calcext:value-type="string">
            <text:p><text:span text:style-name="T4"><text:a xlink:href="https://docs.snowflake.com/en/sql-reference-commands" xlink:type="simple">https://docs.snowflake.com/en/sql-reference-commands</text:a></text:span></text:p>
          </table:table-cell>
          <table:table-cell table:style-name="ce48"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4"><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5">[ WITH differential_privacy_clause ]</text:span></text:p>
            <text:p>    [ { ALL | DISTINCT } ]</text:p>
            <text:p>    <text:span text:style-name="T5">[ AS { STRUCT | VALUE } ]</text:span></text:p>
            <text:p>    select_list</text:p>
            <text:p>  [ FROM from_clause[, ...] ]</text:p>
            <text:p>  [ WHERE bool_expression ]</text:p>
            <text:p>  [ GROUP BY group_by_specification ]</text:p>
            <text:p>  [ HAVING bool_expression ]</text:p>
            <text:p>  <text:span text:style-name="T5">[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5">[ DISTRIBUTE BY clause ]</text:span> <text:span text:style-name="T5">[ SORT BY clause ]</text:span> } | <text:span text:style-name="T5">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5"> [ TOP &lt;n&gt; ]</text:span></text:p>
            <text:p>   ...</text:p>
            <text:p><text:span text:style-name="T5">[ INTO ... ]</text:span></text:p>
            <text:p>[ FROM ...</text:p>
            <text:p>  <text:span text:style-name="T5"> [ AT | BEFORE ... ]</text:span></text:p>
            <text:p><text:span text:style-name="T5">   [ CHANGES ... ]</text:span></text:p>
            <text:p><text:span text:style-name="T5">   [ CONNECT BY ... ]</text:span></text:p>
            <text:p>   [ JOIN ... ]</text:p>
            <text:p>  <text:span text:style-name="T5"> [ ASOF JOIN ... ]</text:span></text:p>
            <text:p><text:span text:style-name="T5">   [ LATERAL ... ]</text:span></text:p>
            <text:p><text:span text:style-name="T5">   [ MATCH_RECOGNIZE ... ]</text:span></text:p>
            <text:p>   [ PIVOT | UNPIVOT ... ]</text:p>
            <text:p>   <text:span text:style-name="T5">[ VALUES ... ]</text:span></text:p>
            <text:p><text:span text:style-name="T5">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5">TOP number</text:span> | [ ALL | DISTINCT ]</text:p>
            <text:p>* | expression [ AS output_name ] [, ...] ]</text:p>
            <text:p>[ FROM table_reference [, ...] ]</text:p>
            <text:p>[ WHERE condition ]</text:p>
            <text:p><text:span text:style-name="T5">[ [ START WITH expression ] CONNECT BY expression ]</text:span></text:p>
            <text:p>[ GROUP BY expression [, ...] ]</text:p>
            <text:p>[ HAVING condition ]</text:p>
            <text:p>[ QUALIFY condition ]</text:p>
            <text:p>[ { UNION | ALL | INTERSECT | EXCEPT | <text:span text:style-name="T5">MINUS</text:span> } query ]</text:p>
            <text:p>[ ORDER BY expression [ ASC | DESC ] ]</text:p>
            <text:p>[ LIMIT { number | <text:span text:style-name="T5">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5">[ WITH differential_privacy_clause ]</text:span></text:p>
            <text:p>  [ { ALL | DISTINCT } ]</text:p>
            <text:p>  [<text:span text:style-name="T5">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5">[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6">select_all:</text:span></text:p>
            <text:p><text:span text:style-name="T6">  [ expression. ]*</text:span></text:p>
            <text:p><text:span text:style-name="T6"> </text:span><text:span text:style-name="T7"> [ EXCEPT ( column_name [, ...] ) ]</text:span></text:p>
            <text:p><text:span text:style-name="T8">  [ REPLACE ( expression [ AS ] column_name [, ...] ) ]</text:span></text:p>
            <text:p/>
            <text:p><text:span text:style-name="T6">select_expression:</text:span></text:p>
            <text:p><text:span text:style-name="T6">  expression [ [ AS ] alias ]</text:span></text:p>
          </table:table-cell>
          <table:table-cell table:style-name="ce49" office:value-type="string" calcext:value-type="string">
            <text:p><text:span text:style-name="T6">star_clause</text:span></text:p>
            <text:p><text:span text:style-name="T6">   [ { table_name | view_name } . ] * [ except_clause ]</text:span></text:p>
            <text:p/>
            <text:p><text:span text:style-name="T6">except_clause</text:span></text:p>
            <text:p><text:span text:style-name="T6">   EXCEPT ( { column_name | field_name } [, ...] )</text:span></text:p>
          </table:table-cell>
          <table:table-cell table:style-name="ce49" office:value-type="string" calcext:value-type="string">
            <text:p>SELECT [ { ALL | DISTINCT } ]</text:p>
            <text:p>       <text:span text:style-name="T5">[ TOP &lt;n&gt; ]</text:span></text:p>
            <text:p>       [{&lt;object_name&gt;|&lt;alias&gt;}.]*</text:p>
            <text:p/>
            <text:p>      <text:span text:style-name="T5"> [ ILIKE '&lt;pattern&gt;' ]</text:span></text:p>
            <text:p/>
            <text:p>       <text:span text:style-name="T5">[ EXCLUDE</text:span></text:p>
            <text:p><text:span text:style-name="T5">         {</text:span></text:p>
            <text:p><text:span text:style-name="T5">           &lt;col_name&gt; | ( &lt;col_name&gt;, &lt;col_name&gt;, ... )</text:span></text:p>
            <text:p><text:span text:style-name="T5">         }</text:span></text:p>
            <text:p><text:span text:style-name="T5">       ]</text:span></text:p>
            <text:p/>
            <text:p><text:span text:style-name="T5">       [ REPLACE</text:span></text:p>
            <text:p><text:span text:style-name="T5">         {</text:span></text:p>
            <text:p><text:span text:style-name="T5">           ( &lt;expr&gt; AS &lt;col_name&gt; [ , &lt;expr&gt; AS &lt;col_name&gt;, ... ] )</text:span></text:p>
            <text:p><text:span text:style-name="T5">         }</text:span></text:p>
            <text:p><text:span text:style-name="T5">       ]</text:span></text:p>
            <text:p/>
            <text:p><text:span text:style-name="T5">       [ RENAME</text:span></text:p>
            <text:p><text:span text:style-name="T5">         {</text:span></text:p>
            <text:p><text:span text:style-name="T5">           &lt;col_name&gt; AS &lt;col_alias&gt;</text:span></text:p>
            <text:p><text:span text:style-name="T5">           | ( &lt;col_name&gt; AS &lt;col_alias&gt;, &lt;col_name&gt; AS &lt;col_alias&gt;, ... )</text:span></text:p>
            <text:p><text:span text:style-name="T5">         }</text:span></text:p>
            <text:p>       ]</text:p>
          </table:table-cell>
          <table:table-cell table:style-name="ce49" office:value-type="string" calcext:value-type="string">
            <text:p>SELECT</text:p>
            <text:p><text:span text:style-name="T5">[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5">[ { pivot_operator | unpivot_operator } ]</text:span></text:p>
            <text:p>  <text:span text:style-name="T5">[ tablesample_operator ]</text:span></text:p>
            <text:p/>
            <text:p>from_item:</text:p>
            <text:p>  {</text:p>
            <text:p>    table_name [ as_alias ] <text:span text:style-name="T5">[ FOR SYSTEM_TIME AS OF timestamp_expression ]</text:span> </text:p>
            <text:p>    | { join_operation | ( join_operation ) }</text:p>
            <text:p>    | ( query_expr ) [ as_alias ]</text:p>
            <text:p>    <text:span text:style-name="T5">| field_path</text:span></text:p>
            <text:p><text:span text:style-name="T5">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5">[ TABLESAMPLE clause ]</text:span> [ table_alias ] |</text:p>
            <text:p>    <text:span text:style-name="T5">{ STREAM table_name [ table_alias ] | STREAM ( table_name ) [ table_alias ] } |</text:span></text:p>
            <text:p>    view_name [ table_alias ] |</text:p>
            <text:p>    JOIN clause |</text:p>
            <text:p>    PIVOT clause |</text:p>
            <text:p>    UNPIVOT clause |</text:p>
            <text:p>    <text:span text:style-name="T5">[ STREAM ] table_valued_function [ table_alias ] |</text:span></text:p>
            <text:p><text:span text:style-name="T5">    [ LATERAL ] table_valued_function [ table_alias ] |</text:span></text:p>
            <text:p>    VALUES clause |</text:p>
            <text:p>    <text:span text:style-name="T5">[ LATERAL ] ( query ) [ TABLESAMPLE clause ] [ table_alias ] </text:span>}</text:p>
            <text:p/>
            <text:p/>
            <text:p><text:span text:style-name="T9">Table-valued function (TVF)</text:span></text:p>
            <text:p><text:span text:style-name="T5">function_name ( [ expression [, ...] ] ) [ table_alias ]</text:span></text:p>
            <text:p><text:span text:style-name="T5">&gt; SELECT * FROM json_tuple('{"a":1, "b":2}', 'a', 'b');</text:span></text:p>
          </table:table-cell>
          <table:table-cell table:style-name="ce49" office:value-type="string" calcext:value-type="string">
            <text:p>objectReference ::=</text:p>
            <text:p>   {</text:p>
            <text:p>      [&lt;namespace&gt;.]&lt;object_name&gt;</text:p>
            <text:p>          <text:span text:style-name="T5"> [ AT | BEFORE ( &lt;object_state&gt; ) ]</text:span></text:p>
            <text:p><text:span text:style-name="T5">           [ CHANGES ( &lt;change_tracking_type&gt; ) ]</text:span></text:p>
            <text:p><text:span text:style-name="T5">           [ MATCH_RECOGNIZE ]</text:span></text:p>
            <text:p>           [ PIVOT | UNPIVOT ]</text:p>
            <text:p>           [ [ AS ] &lt;alias_name&gt; ]</text:p>
            <text:p>           [ SAMPLE ]</text:p>
            <text:p>     |<text:span text:style-name="T5"> &lt;table_function&gt;</text:span></text:p>
            <text:p>           [ PIVOT | UNPIVOT ]</text:p>
            <text:p>           [ [ AS ] &lt;alias_name&gt; ]</text:p>
            <text:p>           [ SAMPLE ]</text:p>
            <text:p>     | ( VALUES (...) )</text:p>
            <text:p>           [ SAMPLE ]</text:p>
            <text:p>     | <text:span text:style-name="T5">[ LATERAL ] ( &lt;subquery&gt; )</text:span></text:p>
            <text:p><text:span text:style-name="T5">           [ [ AS ] &lt;alias_name&gt; ]</text:span></text:p>
            <text:p>     | <text:span text:style-name="T5">@[&lt;namespace&gt;.]&lt;stage_name&gt;[/&lt;path&gt;]</text:span></text:p>
            <text:p><text:span text:style-name="T5">           [ ( FILE_FORMAT =&gt; &lt;format_name&gt;, PATTERN =&gt; '&lt;regex_pattern&gt;' ) ]</text:span></text:p>
            <text:p><text:span text:style-name="T5">           [ [AS] &lt;alias_name&gt; ]</text:span></text:p>
            <text:p><text:span text:style-name="T5">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5">[ PIVOT ] ( aggregate(expr) [ [ AS ] aggregate_alias ]</text:span></text:p>
            <text:p><text:span text:style-name="T5"> FOR column_name IN ( expression [ [ AS ] in_alias [, ...]</text:span></text:p>
            <text:p><text:span text:style-name="T5">   )</text:span></text:p>
            <text:p><text:span text:style-name="T5">)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5">cross_join_operation</text:span> | condition_join_operation }</text:p>
            <text:p/>
            <text:p><text:span text:style-name="T5">cross_join_operation:</text:span></text:p>
            <text:p><text:span text:style-name="T5">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5">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5">[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9">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5">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9">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9">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5">| value_alias</text:span></text:p>
            <text:p>    <text:span text:style-name="T5">| column_ordinal</text:span></text:p>
            <text:p>  }</text:p>
            <text:p/>
            <text:p><text:span text:style-name="T10">Group rows by ALL</text:span></text:p>
            <text:p/>
            <text:p><text:span text:style-name="T9">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0">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5">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5">- GROUP BY value_alias is not mentioned</text:span></text:p>
            <text:p><text:span text:style-name="T5">-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5">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5">[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6">expr_list := </text:span>expression | column_name [, expr_list ]</text:p>
            <text:p/>
            <text:p>order_list := expression | column_name [ ASC | DESC ] </text:p>
            <text:p>[ NULLS FIRST | NULLS LAST ]</text:p>
            <text:p>[, order_list ]</text:p>
            <text:p/>
            <text:p><text:span text:style-name="T5">frame_clause := ROWS</text:span></text:p>
            <text:p><text:span text:style-name="T5">{ UNBOUNDED PRECEDING | unsigned_value PRECEDING | CURRENT ROW } |</text:span></text:p>
            <text:p/>
            <text:p><text:span text:style-name="T5">{ BETWEEN</text:span></text:p>
            <text:p><text:span text:style-name="T5">{ UNBOUNDED PRECEDING | unsigned_value { PRECEDING | FOLLOWING } | CURRENT ROW}</text:span></text:p>
            <text:p><text:span text:style-name="T5">AND</text:span></text:p>
            <text:p><text:span text:style-name="T5">{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1">targetType</text:span></text:p>
            <text:p><text:span text:style-name="T12">VOID</text:span></text:p>
            <text:p><text:span text:style-name="T12">numeric</text:span></text:p>
            <text:p><text:span text:style-name="T12">STRING</text:span></text:p>
            <text:p><text:span text:style-name="T12">DATE</text:span></text:p>
            <text:p><text:span text:style-name="T12">TIMESTAMP</text:span></text:p>
            <text:p><text:span text:style-name="T12">TIMESTAMP_NTZ</text:span></text:p>
            <text:p><text:span text:style-name="T12">year-month interval</text:span></text:p>
            <text:p><text:span text:style-name="T12">day-time interval</text:span></text:p>
            <text:p><text:span text:style-name="T12">BOOLEAN</text:span></text:p>
            <text:p><text:span text:style-name="T12">BINARY</text:span></text:p>
            <text:p><text:span text:style-name="T12">ARRAY</text:span></text:p>
            <text:p><text:span text:style-name="T12">MAP</text:span></text:p>
            <text:p><text:span text:style-name="T12">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3"><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office:forms form:automatic-focus="false" form:apply-design-mode="false"/>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26">
          <table:table-cell/>
          <table:table-cell table:style-name="ce157" office:value-type="string" calcext:value-type="string">
            <office:annotation draw:style-name="gr1" svg:width="1.1413in" svg:height="1.1677in" svg:x="5.4752in" svg:y="1.3268in" draw:caption-point-x="-0.2402in" draw:caption-point-y="0.5945in">
              <dc:creator>Andreas Reichel</dc:creator>
              <dc:date>2024-04-02T09:52:00</dc:date>
              <text:p>not supported: HAVING { MAX | MIN } expression2</text:p>
              <text:p/>
              <text:p>by Parser</text:p>
              <text:p>and by DuckDB</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26">
          <table:table-cell/>
          <table:table-cell table:style-name="ce157" office:value-type="string" calcext:value-type="string">
            <office:annotation draw:style-name="gr1" svg:width="1.1413in" svg:height="1.4787in" svg:x="5.4752in" svg:y="1.5469in" draw:caption-point-x="-0.2402in" draw:caption-point-y="0.5945in">
              <dc:creator>Andreas Reichel</dc:creator>
              <dc:date>2024-04-02T09:52: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26">
          <table:table-cell/>
          <table:table-cell table:style-name="ce158" office:value-type="string" calcext:value-type="string">
            <office:annotation draw:style-name="gr1" svg:width="1.1413in" svg:height="1.0122in" svg:x="5.4752in" svg:y="1.7669in" draw:caption-point-x="-0.2402in" draw:caption-point-y="0.5945in">
              <dc:creator>Andreas Reichel</dc:creator>
              <dc:date>2024-04-02T11: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26">
          <table:table-cell/>
          <table:table-cell table:style-name="ce168" office:value-type="string" calcext:value-type="string">
            <office:annotation draw:style-name="gr1" svg:width="1.1413in" svg:height="0.7083in" svg:x="5.4752in" svg:y="1.9874in" draw:caption-point-x="-0.2402in" draw:caption-point-y="0.5945in">
              <dc:creator>Andreas Reichel</dc:creator>
              <dc:date>2024-04-02T11:14: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26">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6"> </text:span><text:span text:style-name="T6"><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3"><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7">
          <table:table-cell table:style-name="ce96"/>
          <table:table-cell table:style-name="ce98" office:value-type="string" calcext:value-type="string" table:number-columns-spanned="2" table:number-rows-spanned="1">
            <office:annotation office:display="true" draw:style-name="gr2"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8">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9">
          <table:table-cell/>
          <table:table-cell table:style-name="ce170" office:value-type="string" calcext:value-type="string">
            <office:annotation office:display="true" draw:style-name="gr3" svg:width="2.1303in" svg:height="1.128in" svg:x="4.4118in" svg:y="4.0228in" draw:caption-point-x="-0.2402in" draw:caption-point-y="0.5945in">
              <dc:creator>Andreas Reichel</dc:creator>
              <dc:date>2024-03-17T00:00:00</dc:date>
              <text:p><text:span text:style-name="T1">DUCKDB does not support WEEK vs. ISOWEEK, </text:span></text:p>
              <text:p><text:span text:style-name="T1">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4"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9">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8">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4"><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201"/>
        <table:table-column table:style-name="co48" table:default-cell-style-name="ce117"/>
        <table:table-column table:style-name="co2" table:default-cell-style-name="ce201"/>
        <table:table-column table:style-name="co49" table:default-cell-style-name="ce117"/>
        <table:table-column table:style-name="co50" table:default-cell-style-name="ce201"/>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office:forms form:automatic-focus="false" form:apply-design-mode="false"/>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1" svg:width="1.1413in" svg:height="0.7083in" svg:x="3.5807in" svg:y="4.1949in" draw:caption-point-x="-0.2402in" draw:caption-point-y="0.5945in">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1" svg:width="1.1413in" svg:height="0.7083in" svg:x="3.5807in" svg:y="6.4512in" draw:caption-point-x="-0.2402in" draw:caption-point-y="0.5945in">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1" svg:width="1.1413in" svg:height="0.7083in" svg:x="3.5807in" svg:y="6.6579in" draw:caption-point-x="-0.2402in" draw:caption-point-y="0.5945in">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table:table-column table:style-name="co58" table:default-cell-style-name="ce61"/>
        <table:table-column table:style-name="co15" table:default-cell-style-name="ce61"/>
        <table:table-column table:style-name="co2" table:default-cell-style-name="ce80"/>
        <table:table-column table:style-name="co59" table:default-cell-style-name="ce61"/>
        <table:table-column table:style-name="co60"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3"><text:a xlink:href="https://docs.databricks.com/en/sql/language-manual/index.html" xlink:type="simple">https://docs.databricks.com/en/sql/language-manual/index.html</text:a></text:span></text:p>
          </table:table-cell>
          <table:table-cell office:value-type="string" calcext:value-type="string">
            <text:p><text:span text:style-name="T13"><text:a xlink:href="https://docs.snowflake.com/en/sql-reference-commands" xlink:type="simple">https://docs.snowflake.com/en/sql-reference-commands</text:a></text:span></text:p>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0">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4"><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office:forms form:automatic-focus="false" form:apply-design-mode="false"/>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office:forms form:automatic-focus="false" form:apply-design-mode="false"/>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table-cell office:value-type="string" calcext:value-type="string">
            <text:p><text:span text:style-name="T13"><text:a xlink:href="https://docs.snowflake.com/en/sql-reference-commands" xlink:type="simple">https://docs.snowflake.com/en/sql-reference-commands</text:a></text:span></text:p>
          </table:table-cell>
          <table: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office:forms form:automatic-focus="false" form:apply-design-mode="false"/>
        <table:table-column table:style-name="co66" table:default-cell-style-name="ce61"/>
        <table:table-column table:style-name="co15" table:default-cell-style-name="ce61"/>
        <table:table-column table:style-name="co2" table:default-cell-style-name="ce80"/>
        <table:table-column table:style-name="co72" table:default-cell-style-name="ce61"/>
        <table:table-column table:style-name="co2" table:default-cell-style-name="ce80"/>
        <table:table-column table:style-name="co7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3"><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5"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1" svg:width="1.1413in" svg:height="0.7083in" svg:x="4.2803in" svg:y="5.0335in" draw:caption-point-x="-0.9126in" draw:caption-point-y="-0.6984in">
              <dc:creator>Andreas Reichel</dc:creator>
              <dc:date>2024-03-23T00:00:00</dc:date>
              <text:p>Optional 3<text:span text:style-name="T2">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6" svg:width="1.1413in" svg:height="1.1087in" svg:x="3.6079in" svg:y="5.376in" draw:caption-point-x="-0.2402in" draw:caption-point-y="0.5945in">
              <dc:creator>Andreas Reichel</dc:creator>
              <dc:date>2024-03-23T00:00:00</dc:date>
              <text:p>parameters <text:span text:style-name="T3">`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7"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8"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1"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1" svg:width="1.1413in" svg:height="0.7083in" svg:x="3.6079in" svg:y="13.3256in" draw:caption-point-x="-0.2402in" draw:caption-point-y="0.5945in">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1" svg:width="1.1413in" svg:height="0.7083in" svg:x="3.6079in" svg:y="13.7193in" draw:caption-point-x="-0.2402in" draw:caption-point-y="0.5945in">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table:table-column table:style-name="co74" table:default-cell-style-name="ce61"/>
        <table:table-column table:style-name="co15" table:default-cell-style-name="ce61"/>
        <table:table-column table:style-name="co2" table:default-cell-style-name="ce80"/>
        <table:table-column table:style-name="co75" table:default-cell-style-name="ce61"/>
        <table:table-column table:style-name="co2" table:default-cell-style-name="ce80"/>
        <table:table-column table:style-name="co7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3"><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3"><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3"><text:a xlink:href="https://docs.snowflake.com/en/sql-reference-commands" xlink:type="simple">https://docs.snowflake.com/en/sql-reference-commands</text:a></text:span></text:p>
          </table:table-cell>
          <table:covered-table-cell/>
          <table:table-cell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2">00/00/0000</text:date>, <text:time style:data-style-name="N2" text:time-value="08:24:02.85030416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02T13:34:28.991874782</dc:date>
    <dc:creator>Andreas Reichel</dc:creator>
    <meta:editing-duration>P4DT11H40M15S</meta:editing-duration>
    <meta:editing-cycles>112</meta:editing-cycles>
    <meta:generator>LibreOffice/7.6.6.3$Linux_X86_64 LibreOffice_project/b4426c814dfeee20c8fe9bada2294567ebec2de1</meta:generator>
    <meta:document-statistic meta:table-count="23" meta:cell-count="4237" meta:object-count="0"/>
  </office:meta>
</office:document-meta>
</file>